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BD0000002E56D305D0.png" manifest:media-type=""/>
  <manifest:file-entry manifest:full-path="Pictures/10000201000000580000001FED1EC38A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a55e"/>
    </style:style>
    <style:style style:name="P2" style:family="paragraph" style:parent-style-name="Standard">
      <style:text-properties fo:font-size="10.5pt" officeooo:paragraph-rsid="0011a55e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officeooo:rsid="0011a55e" officeooo:paragraph-rsid="0011a55e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officeooo:rsid="0011a55e" officeooo:paragraph-rsid="0011a55e" style:font-size-asian="10pt" style:font-size-complex="10pt"/>
    </style:style>
    <style:style style:name="P5" style:family="paragraph" style:parent-style-name="Standard">
      <style:text-properties fo:font-size="10pt" officeooo:rsid="0011a55e" officeooo:paragraph-rsid="0013e518" style:font-size-asian="10pt" style:font-size-complex="10pt"/>
    </style:style>
    <style:style style:name="P6" style:family="paragraph" style:parent-style-name="Standard">
      <style:text-properties fo:font-size="10pt" officeooo:paragraph-rsid="0011a55e" style:font-size-asian="10pt" style:font-size-complex="10pt"/>
    </style:style>
    <style:style style:name="P7" style:family="paragraph" style:parent-style-name="Standard">
      <style:text-properties fo:font-size="10pt" officeooo:rsid="00147307" officeooo:paragraph-rsid="00147307" style:font-size-asian="10pt" style:font-size-complex="10pt"/>
    </style:style>
    <style:style style:name="P8" style:family="paragraph" style:parent-style-name="Standard">
      <style:text-properties fo:font-size="10pt" officeooo:rsid="0014b991" officeooo:paragraph-rsid="0011a55e" style:font-size-asian="10pt" style:font-size-complex="10pt"/>
    </style:style>
    <style:style style:name="T1" style:family="text">
      <style:text-properties officeooo:rsid="00169905"/>
    </style:style>
    <style:style style:name="T2" style:family="text">
      <style:text-properties officeooo:rsid="0011a55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a55e" style:font-weight-asian="bold" style:font-weight-complex="bold"/>
    </style:style>
    <style:style style:name="T5" style:family="text">
      <style:text-properties fo:font-weight="bold" officeooo:rsid="00127b85" style:font-weight-asian="bold" style:font-weight-complex="bold"/>
    </style:style>
    <style:style style:name="T6" style:family="text">
      <style:text-properties fo:font-weight="bold" officeooo:rsid="0013e518" style:font-weight-asian="bold" style:font-weight-complex="bold"/>
    </style:style>
    <style:style style:name="T7" style:family="text">
      <style:text-properties fo:font-weight="bold" officeooo:rsid="00147307" style:font-weight-asian="bold" style:font-weight-complex="bold"/>
    </style:style>
    <style:style style:name="T8" style:family="text">
      <style:text-properties officeooo:rsid="00127b85"/>
    </style:style>
    <style:style style:name="T9" style:family="text">
      <style:text-properties officeooo:rsid="0013e518"/>
    </style:style>
    <style:style style:name="T10" style:family="text">
      <style:text-properties officeooo:rsid="00147307"/>
    </style:style>
    <style:style style:name="T11" style:family="text">
      <style:text-properties officeooo:rsid="0014b991"/>
    </style:style>
    <style:style style:name="T12" style:family="text">
      <style:text-properties officeooo:rsid="0015be67"/>
    </style:style>
    <style:style style:name="T13" style:family="text">
      <style:text-properties fo:font-size="10pt" officeooo:rsid="0011a55e" style:font-size-asian="10pt" style:font-size-complex="10pt"/>
    </style:style>
    <style:style style:name="T14" style:family="text">
      <style:text-properties fo:font-size="10pt" officeooo:rsid="00127b85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SPBERRY PI GETTING STARTED</text:p>
      <text:p text:style-name="P4"/>
      <text:p text:style-name="P4">When you first boot your pi it comes up with the configuration script.</text:p>
      <text:p text:style-name="P4"/>
      <text:p text:style-name="P4">Select : enable ssh and the option to expand the file system to fill the whole sd card. </text:p>
      <text:p text:style-name="P4"/>
      <text:p text:style-name="P4">Default login details are as follows</text:p>
      <text:p text:style-name="P4"/>
      <text:p text:style-name="P6"><text:span text:style-name="T2">user name : </text:span><text:span text:style-name="T4">pi</text:span></text:p>
      <text:p text:style-name="P4"/>
      <text:p text:style-name="P6"><text:span text:style-name="T2">password : </text:span><text:span text:style-name="T4">raspberry</text:span><text:span text:style-name="T2"> </text:span></text:p>
      <text:p text:style-name="P4"/>
      <text:p text:style-name="P6"><text:span text:style-name="T2">note: when you enter the password you </text:span><text:span text:style-name="T4">WILL NOT</text:span><text:span text:style-name="T2"> see anything while typing the password this is normal. </text:span><text:span text:style-name="T9">You just need to type carefully. </text:span></text:p>
      <text:p text:style-name="P4"/>
      <text:p text:style-name="P4">to install software: sudo apt-get install &lt;package name<text:span text:style-name="T12">&gt;</text:span></text:p>
      <text:p text:style-name="P6"><text:span text:style-name="T2">e.g : </text:span><text:span text:style-name="T7">sudo</text:span><text:span text:style-name="T10"> </text:span><text:span text:style-name="T4">apt-get install</text:span><text:span text:style-name="T2"> geany </text:span></text:p>
      <text:p text:style-name="P4"/>
      <text:p text:style-name="P7">sudo allows you to run the command as super (root) user so you can carry out admin tasks, if it asks for a password then you enter the password you entered when logging in <text:s/>(raspberry). </text:p>
      <text:p text:style-name="P4"/>
      <text:p text:style-name="P4">useful things to install here are geany, <text:s/>as you can use this to edit source code. <text:s/><text:span text:style-name="T9">It is a text editor designed for programming, which you can also use to run code. <text:s/></text:span></text:p>
      <text:p text:style-name="P4"/>
      <text:p text:style-name="P4">to get help with Linux commands</text:p>
      <text:p text:style-name="P4"/>
      <text:p text:style-name="P6"><text:span text:style-name="T4">man</text:span><text:span text:style-name="T2"> &lt;command&gt;</text:span></text:p>
      <text:p text:style-name="P4"/>
      <text:p text:style-name="P4">when you login you will see</text:p>
      <text:p text:style-name="P4"/>
      <text:p text:style-name="P1"><text:a xlink:type="simple" xlink:href="mailto:pi@raspberrypi"><text:span text:style-name="T13">pi@raspberrypi</text:span></text:a><text:span text:style-name="T13"> where:</text:span></text:p>
      <text:p text:style-name="P4">pi is the user name </text:p>
      <text:p text:style-name="P4">raspberrypi is the hostname (name of the computer) the hostname is stored in</text:p>
      <text:p text:style-name="P4">/etc/hostname </text:p>
      <text:p text:style-name="P4"/>
      <text:p text:style-name="P4">you can edit this by simply editing this file sudo nano* /etc/hostname </text:p>
      <text:p text:style-name="P4">* or the name of some other text editor.</text:p>
      <text:p text:style-name="P4"/>
      <text:p text:style-name="P6"><text:span text:style-name="T5">i</text:span><text:span text:style-name="T4">fconfig</text:span><text:span text:style-name="T2"> gives you network </text:span><text:span text:style-name="T8">interface </text:span><text:span text:style-name="T2">information : <text:s/></text:span><text:span text:style-name="T8">using ifconfig eth0 just gives info for eth0</text:span></text:p>
      <text:p text:style-name="P4"/>
      <text:p text:style-name="P4">eth0 <text:s text:c="3"/>Link encap:Ethernet <text:s/>HWaddr f8:0f:41:21:84:bc <text:s/></text:p>
      <text:p text:style-name="P4"><text:s text:c="9"/><text:span text:style-name="T3"><text:s/>inet addr:192.168.1.11</text:span> <text:s/>Bcast:192.168.1.255 <text:s/>Mask:255.255.255.0 </text:p>
      <text:p text:style-name="P4"><text:s text:c="10"/>inet6 addr: fe80::fa0f:41ff:fe21:84bc/64 Scope:Link </text:p>
      <text:p text:style-name="P4"><text:s text:c="10"/>UP BROADCAST RUNNING MULTICAST <text:s/>MTU:1500 <text:s/>Metric:1 </text:p>
      <text:p text:style-name="P4"><text:s text:c="10"/>RX packets:3483 errors:0 dropped:0 overruns:0 frame:0 </text:p>
      <text:p text:style-name="P4"><text:s text:c="10"/>TX packets:3864 errors:0 dropped:0 overruns:0 carrier:0 </text:p>
      <text:p text:style-name="P4"><text:s text:c="10"/>collisions:0 txqueuelen:1000 </text:p>
      <text:p text:style-name="P4"><text:s text:c="10"/>RX bytes:1929942 (1.9 MB) <text:s/>TX bytes:462390 (462.3 KB) </text:p>
      <text:p text:style-name="P4"/>
      <text:p text:style-name="P4">the important information here is </text:p>
      <text:p text:style-name="P4">inet addr: this is the ip or network address of your pi. <text:s/><text:span text:style-name="T11">If you don't <text:s/>have one, or it says 127.0.0.1 then there may be an issue somewhere. </text:span></text:p>
      <text:p text:style-name="P8"/>
      <text:p text:style-name="P4">ssh allows you to remotely connect to another computer for example</text:p>
      <text:p text:style-name="P4"/>
      <text:p text:style-name="P2"><text:span text:style-name="T13">ssh </text:span><text:a xlink:type="simple" xlink:href="mailto:pi@host"><text:span text:style-name="T13">pi@host</text:span></text:a><text:span text:style-name="T13"> <text:s/>where host is either the ip computer. <text:s/></text:span><text:span text:style-name="T14">You can use hostname but this requires other items to be set up first. </text:span></text:p>
      <text:p text:style-name="P4"/>
      <text:p text:style-name="P5"><text:span text:style-name="T9">To start the graphical system type </text:span><text:span text:style-name="T6">start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6990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graphics2" text:anchor-type="paragraph" svg:x="14.833cm" svg:y="0.115cm" svg:width="2.103cm" svg:height="0.796cm" draw:z-index="0"><draw:image xlink:href="Pictures/10000201000000580000001FED1EC38A.png" xlink:type="simple" xlink:show="embed" xlink:actuate="onLoad"/></draw:frame><draw:frame draw:style-name="Mfr1" draw:name="graphics1" text:anchor-type="paragraph" svg:x="-0.042cm" svg:y="0.187cm" svg:width="2.443cm" svg:height="0.665cm" draw:z-index="1"><draw:image xlink:href="Pictures/10000000000000BD0000002E56D305D0.png" xlink:type="simple" xlink:show="embed" xlink:actuate="onLoad"/></draw:frame><text:tab/><text:span text:style-name="MT1">Paul Sutton<text:tab/><text:tab/>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19:08:36</meta:creation-date>
    <dc:date>2013-06-18T23:32:48</dc:date>
    <meta:editing-duration>PT46M13S</meta:editing-duration>
    <meta:editing-cycles>9</meta:editing-cycles>
    <meta:generator>LibreOffice/4.0.2.2$Linux_x86 LibreOffice_project/400m0$Build-2</meta:generator>
    <meta:print-date>2013-06-18T23:28:33</meta:print-date>
    <meta:document-statistic meta:table-count="0" meta:image-count="2" meta:object-count="0" meta:page-count="1" meta:paragraph-count="35" meta:word-count="341" meta:character-count="2148" meta:non-whitespace-character-count="1729"/>
  </office:meta>
</office:document-meta>
</file>